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onas Müller</text:p>
            <text:p text:style-name="P10"/>
            <text:p text:style-name="P10">Mechaniker</text:p>
            <text:p text:style-name="Contact_20_info">1452809275 – <text:span text:style-name="T15">jm@gmail.com428546 – </text:span><text:span text:style-name="T16">www.my-website.ch</text:span></text:p>
            <text:p text:style-name="Contact_20_info"/>
            <text:p text:style-name="P7">Ich bin Mechaniker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dd06f36c-9c54-41a5-91bc-bf2cdafea340">
              <text:p text:style-name="P8">
    <text:span text:style-name="T9">Abteilungsleiterin – </text:span>
    <text:span text:style-name="T13">Novartis</text:span>
    <text:span text:style-name="T9">:</text:span>
    <text:span text:style-name="T11"> </text:span>
    <text:span text:style-name="T14">Dezember 2015</text:span>
    <text:span text:style-name="T5"> -</text:span>
    <text:span text:style-name="T4"> </text:span>
    <text:span text:style-name="T6">Februar 2017</text:span>
  </text:p>
              <text:p text:style-name="P3">Leitung der verschiedenen Teams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74ec85a-5b83-4553-920d-c0c18677296d">
              <text:p text:style-name="P9">
    <text:span text:style-name="T10">Master in Biologie - </text:span>
    <text:span text:style-name="T12">Fachhochschule</text:span>
    <text:span text:style-name="T10">:</text:span>
    <text:span text:style-name="T3"> </text:span>
    <text:span text:style-name="T7">Dezember 2015</text:span>
    <text:span text:style-name="T4"> - </text:span>
    <text:span text:style-name="T8">Februar 2017</text:span>
    <text:span text:style-name="T4"> </text:span>
  </text:p>
              <text:p text:style-name="P4">Logik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d096ca2b-9fc1-4968-a84a-fd094cec7491">
              <text:p text:style-name="P6"><text:span text:style-name="T17">EDV: </text:span>Word, Excel, Photoshop, Gimp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nas Mül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